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1.25in" style:rel-column-width="11829*"/>
    </style:style>
    <style:style style:name="Table1.B" style:family="table-column">
      <style:table-column-properties style:column-width="5.675in" style:rel-column-width="5370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1.25in" style:rel-column-width="11829*"/>
    </style:style>
    <style:style style:name="Table2.B" style:family="table-column">
      <style:table-column-properties style:column-width="5.675in" style:rel-column-width="5370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fo:break-before="page" table:align="margins"/>
    </style:style>
    <style:style style:name="Table4.A" style:family="table-column">
      <style:table-column-properties style:column-width="1.25in" style:rel-column-width="11829*"/>
    </style:style>
    <style:style style:name="Table4.B" style:family="table-column">
      <style:table-column-properties style:column-width="5.675in" style:rel-column-width="5370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break-before="page" table:align="margins"/>
    </style:style>
    <style:style style:name="Table3.A" style:family="table-column">
      <style:table-column-properties style:column-width="1.25in" style:rel-column-width="11829*"/>
    </style:style>
    <style:style style:name="Table3.B" style:family="table-column">
      <style:table-column-properties style:column-width="5.675in" style:rel-column-width="5370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fo:break-before="page" table:align="margins"/>
    </style:style>
    <style:style style:name="Table5.A" style:family="table-column">
      <style:table-column-properties style:column-width="1.25in" style:rel-column-width="11829*"/>
    </style:style>
    <style:style style:name="Table5.B" style:family="table-column">
      <style:table-column-properties style:column-width="5.675in" style:rel-column-width="5370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fo:break-before="page" table:align="margins"/>
    </style:style>
    <style:style style:name="Table6.A" style:family="table-column">
      <style:table-column-properties style:column-width="1.25in" style:rel-column-width="11829*"/>
    </style:style>
    <style:style style:name="Table6.B" style:family="table-column">
      <style:table-column-properties style:column-width="5.675in" style:rel-column-width="5370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fo:break-before="page" table:align="margins"/>
    </style:style>
    <style:style style:name="Table7.A" style:family="table-column">
      <style:table-column-properties style:column-width="1.25in" style:rel-column-width="11829*"/>
    </style:style>
    <style:style style:name="Table7.B" style:family="table-column">
      <style:table-column-properties style:column-width="5.675in" style:rel-column-width="5370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fo:break-before="page" table:align="margins"/>
    </style:style>
    <style:style style:name="Table9.A" style:family="table-column">
      <style:table-column-properties style:column-width="1.25in" style:rel-column-width="11829*"/>
    </style:style>
    <style:style style:name="Table9.B" style:family="table-column">
      <style:table-column-properties style:column-width="5.675in" style:rel-column-width="5370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fo:break-before="page" table:align="margins"/>
    </style:style>
    <style:style style:name="Table10.A" style:family="table-column">
      <style:table-column-properties style:column-width="1.25in" style:rel-column-width="11829*"/>
    </style:style>
    <style:style style:name="Table10.B" style:family="table-column">
      <style:table-column-properties style:column-width="5.675in" style:rel-column-width="5370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8f8c" officeooo:paragraph-rsid="001d8f8c"/>
    </style:style>
    <style:style style:name="P2" style:family="paragraph" style:parent-style-name="Standard">
      <style:text-properties officeooo:paragraph-rsid="001d8f8c"/>
    </style:style>
    <style:style style:name="P3" style:family="paragraph" style:parent-style-name="Standard">
      <style:text-properties officeooo:rsid="001e1118" officeooo:paragraph-rsid="001e1118"/>
    </style:style>
    <style:style style:name="P4" style:family="paragraph" style:parent-style-name="Standard">
      <style:text-properties officeooo:rsid="001e1118" officeooo:paragraph-rsid="001f1a08"/>
    </style:style>
    <style:style style:name="P5" style:family="paragraph" style:parent-style-name="Standard">
      <style:text-properties officeooo:rsid="001e1118" officeooo:paragraph-rsid="001f6051"/>
    </style:style>
    <style:style style:name="P6" style:family="paragraph" style:parent-style-name="Standard">
      <style:text-properties fo:font-size="18pt" officeooo:rsid="001d8f8c" officeooo:paragraph-rsid="001d8f8c" style:font-size-asian="18pt" style:font-size-complex="18pt"/>
    </style:style>
    <style:style style:name="P7" style:family="paragraph" style:parent-style-name="Standard">
      <style:text-properties fo:font-size="14pt" fo:font-weight="bold" officeooo:rsid="001d8f8c" officeooo:paragraph-rsid="001f6051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1f6051" officeooo:paragraph-rsid="001f6051"/>
    </style:style>
    <style:style style:name="P9" style:family="paragraph" style:parent-style-name="Standard">
      <style:text-properties officeooo:paragraph-rsid="001f6051"/>
    </style:style>
    <style:style style:name="P10" style:family="paragraph" style:parent-style-name="Table_20_Contents">
      <style:text-properties officeooo:rsid="001d8f8c" officeooo:paragraph-rsid="001d8f8c"/>
    </style:style>
    <style:style style:name="P11" style:family="paragraph" style:parent-style-name="Table_20_Contents">
      <style:text-properties officeooo:rsid="001d8f8c" officeooo:paragraph-rsid="001f6051"/>
    </style:style>
    <style:style style:name="P12" style:family="paragraph" style:parent-style-name="Table_20_Contents">
      <style:text-properties officeooo:rsid="001e1118" officeooo:paragraph-rsid="001e1118"/>
    </style:style>
    <style:style style:name="P13" style:family="paragraph" style:parent-style-name="Table_20_Contents">
      <style:text-properties officeooo:rsid="001f553f" officeooo:paragraph-rsid="001f553f"/>
    </style:style>
    <style:style style:name="P14" style:family="paragraph" style:parent-style-name="Table_20_Contents">
      <style:text-properties officeooo:rsid="001f553f" officeooo:paragraph-rsid="001f6051"/>
    </style:style>
    <style:style style:name="P15" style:family="paragraph" style:parent-style-name="Table_20_Contents">
      <style:text-properties fo:font-weight="bold" officeooo:rsid="001f553f" officeooo:paragraph-rsid="001f553f" style:font-weight-asian="bold" style:font-weight-complex="bold"/>
    </style:style>
    <style:style style:name="P16" style:family="paragraph" style:parent-style-name="Table_20_Contents">
      <style:text-properties fo:font-weight="bold" officeooo:rsid="001f553f" officeooo:paragraph-rsid="001f6051" style:font-weight-asian="bold" style:font-weight-complex="bold"/>
    </style:style>
    <style:style style:name="P17" style:family="paragraph" style:parent-style-name="Table_20_Contents">
      <style:text-properties fo:font-style="italic" officeooo:rsid="001f6051" officeooo:paragraph-rsid="001f6051" style:font-style-asian="italic" style:font-style-complex="italic"/>
    </style:style>
    <style:style style:name="P18" style:family="paragraph" style:parent-style-name="Standard">
      <style:text-properties fo:font-weight="normal" officeooo:rsid="001e1118" officeooo:paragraph-rsid="001f1a08" style:font-weight-asian="normal" style:font-weight-complex="normal"/>
    </style:style>
    <style:style style:name="P19" style:family="paragraph" style:parent-style-name="Standard">
      <style:text-properties fo:font-weight="normal" officeooo:rsid="001f1a08" officeooo:paragraph-rsid="001f1a08" style:font-weight-asian="normal" style:font-weight-complex="normal"/>
    </style:style>
    <style:style style:name="P20" style:family="paragraph" style:parent-style-name="Standard">
      <style:text-properties officeooo:paragraph-rsid="001f6051"/>
    </style:style>
    <style:style style:name="P21" style:family="paragraph" style:parent-style-name="Standard">
      <style:text-properties officeooo:rsid="0022d64e" officeooo:paragraph-rsid="0022d64e"/>
    </style:style>
    <style:style style:name="P22" style:family="paragraph" style:parent-style-name="Standard">
      <style:text-properties officeooo:rsid="001f6051" officeooo:paragraph-rsid="001f6051"/>
    </style:style>
    <style:style style:name="P23" style:family="paragraph" style:parent-style-name="Standard">
      <style:text-properties officeooo:rsid="002672df" officeooo:paragraph-rsid="002672df"/>
    </style:style>
    <style:style style:name="P24" style:family="paragraph" style:parent-style-name="Standard">
      <style:text-properties officeooo:paragraph-rsid="002672df"/>
    </style:style>
    <style:style style:name="P25" style:family="paragraph" style:parent-style-name="Standard">
      <style:text-properties officeooo:paragraph-rsid="0028038f"/>
    </style:style>
    <style:style style:name="P26" style:family="paragraph" style:parent-style-name="Standard">
      <style:text-properties officeooo:rsid="0028038f" officeooo:paragraph-rsid="0028038f"/>
    </style:style>
    <style:style style:name="P27" style:family="paragraph" style:parent-style-name="Standard">
      <style:text-properties officeooo:rsid="001d8f8c" officeooo:paragraph-rsid="001f6051"/>
    </style:style>
    <style:style style:name="P28" style:family="paragraph" style:parent-style-name="Standard">
      <style:text-properties officeooo:rsid="00295b38" officeooo:paragraph-rsid="00295b38"/>
    </style:style>
    <style:style style:name="P29" style:family="paragraph" style:parent-style-name="Standard">
      <style:text-properties fo:font-style="normal" fo:font-weight="normal" officeooo:rsid="00295b38" officeooo:paragraph-rsid="00295b38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break-before="page"/>
      <style:text-properties officeooo:rsid="00295b38" officeooo:paragraph-rsid="00295b38"/>
    </style:style>
    <style:style style:name="P31" style:family="paragraph" style:parent-style-name="Table_20_Contents">
      <style:text-properties fo:font-weight="bold" officeooo:rsid="001d8f8c" officeooo:paragraph-rsid="001f6051" style:font-weight-asian="bold" style:font-weight-complex="bold"/>
    </style:style>
    <style:style style:name="P32" style:family="paragraph" style:parent-style-name="Table_20_Contents">
      <style:text-properties fo:font-weight="bold" officeooo:rsid="001f553f" officeooo:paragraph-rsid="0022d64e" style:font-weight-asian="bold" style:font-weight-complex="bold"/>
    </style:style>
    <style:style style:name="P33" style:family="paragraph" style:parent-style-name="Table_20_Contents">
      <style:text-properties fo:font-weight="bold" officeooo:rsid="001f553f" officeooo:paragraph-rsid="002672df" style:font-weight-asian="bold" style:font-weight-complex="bold"/>
    </style:style>
    <style:style style:name="P34" style:family="paragraph" style:parent-style-name="Table_20_Contents">
      <style:text-properties fo:font-weight="bold" officeooo:rsid="001f553f" officeooo:paragraph-rsid="0028038f" style:font-weight-asian="bold" style:font-weight-complex="bold"/>
    </style:style>
    <style:style style:name="P35" style:family="paragraph" style:parent-style-name="Table_20_Contents">
      <style:text-properties fo:font-weight="bold" officeooo:rsid="002672df" officeooo:paragraph-rsid="002672df" style:font-weight-asian="bold" style:font-weight-complex="bold"/>
    </style:style>
    <style:style style:name="P36" style:family="paragraph" style:parent-style-name="Table_20_Contents">
      <style:text-properties officeooo:rsid="001f553f" officeooo:paragraph-rsid="0022d64e"/>
    </style:style>
    <style:style style:name="P37" style:family="paragraph" style:parent-style-name="Table_20_Contents">
      <style:text-properties officeooo:rsid="001f553f" officeooo:paragraph-rsid="001f6051"/>
    </style:style>
    <style:style style:name="P38" style:family="paragraph" style:parent-style-name="Table_20_Contents">
      <style:text-properties officeooo:rsid="001f553f" officeooo:paragraph-rsid="002672df"/>
    </style:style>
    <style:style style:name="P39" style:family="paragraph" style:parent-style-name="Table_20_Contents">
      <style:text-properties officeooo:rsid="001f553f" officeooo:paragraph-rsid="0028038f"/>
    </style:style>
    <style:style style:name="P40" style:family="paragraph" style:parent-style-name="Table_20_Contents">
      <style:text-properties officeooo:rsid="0022d64e" officeooo:paragraph-rsid="0022d64e"/>
    </style:style>
    <style:style style:name="P41" style:family="paragraph" style:parent-style-name="Table_20_Contents">
      <style:text-properties fo:font-style="italic" fo:font-weight="bold" officeooo:rsid="0022d64e" officeooo:paragraph-rsid="0022d64e" style:font-style-asian="italic" style:font-weight-asian="bold" style:font-style-complex="italic" style:font-weight-complex="bold"/>
    </style:style>
    <style:style style:name="P42" style:family="paragraph" style:parent-style-name="Table_20_Contents">
      <style:text-properties fo:font-style="italic" fo:font-weight="bold" officeooo:rsid="001f553f" officeooo:paragraph-rsid="0022d64e" style:font-style-asian="italic" style:font-weight-asian="bold" style:font-style-complex="italic" style:font-weight-complex="bold"/>
    </style:style>
    <style:style style:name="P43" style:family="paragraph" style:parent-style-name="Table_20_Contents">
      <style:text-properties fo:font-style="italic" fo:font-weight="bold" officeooo:rsid="0024ad17" officeooo:paragraph-rsid="0024ad17" style:font-style-asian="italic" style:font-weight-asian="bold" style:font-style-complex="italic" style:font-weight-complex="bold"/>
    </style:style>
    <style:style style:name="P44" style:family="paragraph" style:parent-style-name="Table_20_Contents">
      <style:text-properties fo:font-style="italic" fo:font-weight="bold" officeooo:rsid="002672df" officeooo:paragraph-rsid="002672df" style:font-style-asian="italic" style:font-weight-asian="bold" style:font-style-complex="italic" style:font-weight-complex="bold"/>
    </style:style>
    <style:style style:name="P45" style:family="paragraph" style:parent-style-name="Table_20_Contents">
      <style:text-properties fo:font-style="italic" fo:font-weight="bold" officeooo:rsid="0027843b" officeooo:paragraph-rsid="0027843b" style:font-style-asian="italic" style:font-weight-asian="bold" style:font-style-complex="italic" style:font-weight-complex="bold"/>
    </style:style>
    <style:style style:name="P46" style:family="paragraph" style:parent-style-name="Table_20_Contents">
      <style:text-properties fo:font-style="italic" fo:font-weight="bold" officeooo:rsid="0028038f" officeooo:paragraph-rsid="0028038f" style:font-style-asian="italic" style:font-weight-asian="bold" style:font-style-complex="italic" style:font-weight-complex="bold"/>
    </style:style>
    <style:style style:name="P47" style:family="paragraph" style:parent-style-name="Table_20_Contents">
      <style:text-properties officeooo:rsid="001d8f8c" officeooo:paragraph-rsid="0022d64e"/>
    </style:style>
    <style:style style:name="P48" style:family="paragraph" style:parent-style-name="Table_20_Contents">
      <style:text-properties officeooo:rsid="001d8f8c" officeooo:paragraph-rsid="002672df"/>
    </style:style>
    <style:style style:name="P49" style:family="paragraph" style:parent-style-name="Table_20_Contents">
      <style:text-properties officeooo:rsid="001d8f8c" officeooo:paragraph-rsid="0028038f"/>
    </style:style>
    <style:style style:name="P50" style:family="paragraph" style:parent-style-name="Table_20_Contents">
      <style:text-properties fo:font-weight="normal" officeooo:rsid="002672df" officeooo:paragraph-rsid="002672df" style:font-weight-asian="normal" style:font-weight-complex="normal"/>
    </style:style>
    <style:style style:name="P51" style:family="paragraph" style:parent-style-name="Table_20_Contents">
      <style:text-properties fo:font-weight="normal" officeooo:rsid="002672df" officeooo:paragraph-rsid="0027843b" style:font-weight-asian="normal" style:font-weight-complex="normal"/>
    </style:style>
    <style:style style:name="P52" style:family="paragraph" style:parent-style-name="Table_20_Contents">
      <style:text-properties fo:font-weight="normal" officeooo:rsid="002672df" officeooo:paragraph-rsid="0028038f" style:font-weight-asian="normal" style:font-weight-complex="normal"/>
    </style:style>
    <style:style style:name="P53" style:family="paragraph" style:parent-style-name="Table_20_Contents">
      <style:text-properties fo:font-weight="normal" officeooo:rsid="0028038f" officeooo:paragraph-rsid="0028038f" style:font-weight-asian="normal" style:font-weight-complex="normal"/>
    </style:style>
    <style:style style:name="P54" style:family="paragraph" style:parent-style-name="Table_20_Contents">
      <style:text-properties fo:font-style="normal" fo:font-weight="bold" officeooo:rsid="002672df" officeooo:paragraph-rsid="002672df" style:font-style-asian="normal" style:font-weight-asian="bold" style:font-style-complex="normal" style:font-weight-complex="bold"/>
    </style:style>
    <style:style style:name="P55" style:family="paragraph" style:parent-style-name="Table_20_Contents">
      <style:text-properties fo:font-style="normal" fo:font-weight="normal" officeooo:rsid="0028038f" officeooo:paragraph-rsid="0028038f" style:font-style-asian="normal" style:font-weight-asian="normal" style:font-style-complex="normal" style:font-weight-complex="normal"/>
    </style:style>
    <style:style style:name="P56" style:family="paragraph" style:parent-style-name="Table_20_Contents">
      <style:text-properties officeooo:rsid="0027843b" officeooo:paragraph-rsid="0027843b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6051" style:font-weight-asian="bold" style:font-weight-complex="bold"/>
    </style:style>
    <style:style style:name="T4" style:family="text">
      <style:text-properties fo:font-weight="bold" officeooo:rsid="00220642" style:font-weight-asian="bold" style:font-weight-complex="bold"/>
    </style:style>
    <style:style style:name="T5" style:family="text">
      <style:text-properties fo:font-weight="bold" officeooo:rsid="0022d64e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1a08" style:font-weight-asian="normal" style:font-weight-complex="normal"/>
    </style:style>
    <style:style style:name="T8" style:family="text">
      <style:text-properties fo:font-weight="normal" officeooo:rsid="002672df" style:font-weight-asian="normal" style:font-weight-complex="normal"/>
    </style:style>
    <style:style style:name="T9" style:family="text">
      <style:text-properties officeooo:rsid="001f1a08"/>
    </style:style>
    <style:style style:name="T10" style:family="text">
      <style:text-properties fo:font-style="italic" officeooo:rsid="001f1a08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f6051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2d64e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20642" style:font-style-asian="italic" style:font-weight-asian="bold" style:font-style-complex="italic" style:font-weight-complex="bold"/>
    </style:style>
    <style:style style:name="T15" style:family="text">
      <style:text-properties officeooo:rsid="001f553f"/>
    </style:style>
    <style:style style:name="T16" style:family="text">
      <style:text-properties officeooo:rsid="001f6051"/>
    </style:style>
    <style:style style:name="T1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size="14pt" fo:font-style="italic" fo:font-weight="bold" officeooo:rsid="001f6051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font-size="14pt" fo:font-style="italic" style:font-size-asian="14pt" style:font-style-asian="italic" style:font-size-complex="14pt" style:font-style-complex="italic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officeooo:rsid="00212864"/>
    </style:style>
    <style:style style:name="T23" style:family="text">
      <style:text-properties officeooo:rsid="00220642"/>
    </style:style>
    <style:style style:name="T24" style:family="text">
      <style:text-properties officeooo:rsid="0022d64e"/>
    </style:style>
    <style:style style:name="T25" style:family="text">
      <style:text-properties officeooo:rsid="0024ad17"/>
    </style:style>
    <style:style style:name="T26" style:family="text">
      <style:text-properties officeooo:rsid="002672df"/>
    </style:style>
    <style:style style:name="T27" style:family="text">
      <style:text-properties officeooo:rsid="0027843b"/>
    </style:style>
    <style:style style:name="T28" style:family="text">
      <style:text-properties officeooo:rsid="0028038f"/>
    </style:style>
    <style:style style:name="T29" style:family="text">
      <style:text-properties officeooo:rsid="00295b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se Cases Doc</text:p>
      <text:p text:style-name="P8">Team: Team Gold or Gold Team</text:p>
      <text:p text:style-name="P23">BA: Robert Kuhn</text:p>
      <text:p text:style-name="P8"/>
      <text:p text:style-name="P8"/>
      <text:p text:style-name="P3">Actors: Bank Customer</text:p>
      <text:p text:style-name="P3">Goals: <text:tab/><text:span text:style-name="T2">Login to website</text:span></text:p>
      <text:p text:style-name="P3"><text:span text:style-name="T2"><text:tab/><text:tab/></text:span><text:span text:style-name="T7">Authenticate User</text:span></text:p>
      <text:p text:style-name="P3"><text:tab/><text:span text:style-name="T2">Setup Notifications</text:span></text:p>
      <text:p text:style-name="P3"><text:tab/><text:tab/>Add Notification</text:p>
      <text:p text:style-name="P3"><text:tab/><text:tab/>Remove Notification</text:p>
      <text:p text:style-name="P3"><text:tab/><text:tab/>Edit Notification</text:p>
      <text:p text:style-name="P3"><text:tab/><text:tab/><text:tab/>*minimum of 3 notifications rules added to system</text:p>
      <text:p text:style-name="P3"><text:tab/><text:span text:style-name="T2">Execute Notifications</text:span></text:p>
      <text:p text:style-name="P3"><text:tab/><text:tab/><text:span text:style-name="T9">Show Notifications to user</text:span></text:p>
      <text:p text:style-name="P4"><text:tab/><text:tab/><text:tab/>*<text:span text:style-name="T9">happens on login </text:span></text:p>
      <text:p text:style-name="P4"><text:span text:style-name="T9"><text:tab/><text:tab/></text:span><text:span text:style-name="T10"><text:tab/>I believe a normal login will go Login Page → Notification Page → Dashboard</text:span></text:p>
      <text:p text:style-name="P3"><text:tab/><text:span text:style-name="T2">Access Transaction Summary</text:span></text:p>
      <text:p text:style-name="P3"><text:tab/><text:tab/>Sorted by date</text:p>
      <text:p text:style-name="P3"><text:tab/><text:tab/><text:tab/>*Don’t need to worry about searching/filtering</text:p>
      <text:p text:style-name="P3"><text:tab/><text:tab/>Addable transactions, which will automatically trigger any associated notification rules</text:p>
      <text:p text:style-name="P3"><text:tab/><text:span text:style-name="T2">Home Page</text:span></text:p>
      <text:p text:style-name="P3"><text:span text:style-name="T2"><text:tab/><text:tab/></text:span><text:span text:style-name="T6">Dashboard (summary of notification rules)</text:span></text:p>
      <text:p text:style-name="P4"><text:span text:style-name="T6"><text:tab/><text:tab/><text:tab/>Number of times each notification rule has been triggered over the past month <text:tab/><text:tab/><text:tab/><text:tab/></text:span><text:span text:style-name="T7">and year</text:span><text:span text:style-name="T6"><text:tab/><text:tab/><text:tab/><text:tab/></text:span></text:p>
      <text:p text:style-name="P18"><text:tab/><text:tab/><text:tab/><text:tab/>*maybe make this more flexible if we have time?</text:p>
      <text:p text:style-name="P4"><text:span text:style-name="T6"><text:tab/><text:tab/></text:span><text:span text:style-name="T7">Ability to hide notification rules that have a count of 0</text:span></text:p>
      <text:p text:style-name="P19"><text:tab/><text:tab/>Ability to pull/compare notification rule different time frames.</text:p>
      <text:p text:style-name="P19"><text:tab/><text:tab/>Ability to export to spreadsheet</text:p>
      <text:p text:style-name="P3"><text:tab/><text:tab/></text:p>
      <text:p text:style-name="P7">Use case<text:span text:style-name="T16">s that have a section in bold it is OPTIONAL. <text:s/>Will want to go over with team.</text:span></text:p>
      <text:p text:style-name="P27"><text:line-break/><text:span text:style-name="T17">Use case</text:span><text:span text:style-name="T18">s that have a section in bold-italics will need to be clarified by stakeholders. </text:span></text:p>
      <text:p text:style-name="P27"><text:span text:style-name="T18"/></text:p>
      <text:p text:style-name="P30"><text:span text:style-name="T18">C</text:span><text:span text:style-name="T17">oncerns and Questions to Stakeholders</text:span></text:p>
      <text:p text:style-name="P28"><text:span text:style-name="T17"><text:tab/>Login</text:span></text:p>
      <text:p text:style-name="P29"><text:span text:style-name="T20">How do we want to deal with login failure past 3? <text:s/>Email or just wait a specified amount of time?</text:span></text:p>
      <text:p text:style-name="P28"><text:span text:style-name="T17"/></text:p>
      <text:p text:style-name="P28"><text:span text:style-name="T17"><text:tab/>Adding Notification</text:span></text:p>
      <text:p text:style-name="P29"><text:span text:style-name="T20">Should we allow the user to export any new notifications that are triggered when adding a new custom notification?</text:span></text:p>
      <text:p text:style-name="P29"><text:span text:style-name="T20">--If notifications are added and the user wants the notification to audit the full transaction list or start on a specific date add these to the notifications summary.</text:span></text:p>
      <text:p text:style-name="P28"><text:span text:style-name="T17"/></text:p>
      <text:p text:style-name="P28"><text:span text:style-name="T17"><text:tab/>Removing Notification</text:span></text:p>
      <text:p text:style-name="P29"><text:span text:style-name="T20">When we remove a notification it removes from the list of triggered notifications. <text:s/>Do we want to allow a user to remove a notification but hold onto past triggered notifications?</text:span></text:p>
      <text:p text:style-name="P28"><text:span text:style-name="T17"/></text:p>
      <text:p text:style-name="P28"><text:span text:style-name="T17"><text:tab/>Editing Notification</text:span></text:p>
      <text:p text:style-name="P29"><text:span text:style-name="T20">Should we allow the user to export any new notifications that are triggered when editing a new custom notification?</text:span></text:p>
      <text:p text:style-name="P29"><text:span text:style-name="T20">Do we want to impact past notifications or not? <text:s/>Should this be an option to the user?</text:span></text:p>
      <text:p text:style-name="P28"><text:span text:style-name="T17"/></text:p>
      <text:p text:style-name="P28"><text:span text:style-name="T17"><text:tab/>Show Notifications on Login</text:span></text:p>
      <text:p text:style-name="P29"><text:span text:style-name="T20">What if they do not have any notifications setup? <text:s/>Should we show them where to add them? <text:s/>Do we require them to have at least one notification? <text:s/>Or do we just show an empty set and explain to the user that they have 0 custom notifications setup?</text:span></text:p>
      <text:p text:style-name="P29"><text:span text:style-name="T20"/></text:p>
      <text:p text:style-name="P28"><text:span text:style-name="T17"><text:tab/>Access to Transaction History</text:span></text:p>
      <text:p text:style-name="P29"><text:span text:style-name="T20">Should the user be able to export this to a spreadsheet?</text:span></text:p>
      <text:p text:style-name="P29"><text:span text:style-name="T20"/></text:p>
      <text:p text:style-name="P28"><text:span text:style-name="T17"><text:tab/>Adding a Tranaction</text:span></text:p>
      <text:p text:style-name="P29"><text:span text:style-name="T20">Should the user be able to also remove a transaction?</text:span></text:p>
      <text:p text:style-name="P28"><text:span text:style-name="T17"/></text:p>
      <text:p text:style-name="P28"><text:span text:style-name="T17"><text:tab/>Summary of Notifications Generated</text:span></text:p>
      <text:p text:style-name="P29"><text:span text:style-name="T20">What is the Daily screen?</text:span></text:p>
      <text:p text:style-name="P28"><text:span text:style-name="T17"/></text:p>
      <text:p text:style-name="P28"><text:span text:style-name="T17"><text:tab/>Pull/Compare Notification Rule in specific time frames</text:span></text:p>
      <text:p text:style-name="P29"><text:span text:style-name="T20">How are we supposed to compare? <text:s/>Allow them to export to spreadsheet and let them do the comparision?</text:span></text:p>
      <table:table table:name="Table1" table:style-name="Table1">
        <table:table-column table:style-name="Table1.A"/>
        <table:table-column table:style-name="Table1.B"/>
        <table:table-row table:style-name="TableLine2337453443520">
          <table:table-cell table:style-name="Table1.A1" office:value-type="string">
            <text:p text:style-name="P10">Use Case Title:</text:p>
          </table:table-cell>
          <table:table-cell table:style-name="Table1.B1" office:value-type="string">
            <text:p text:style-name="P10">Authenticate User </text:p>
          </table:table-cell>
        </table:table-row>
        <table:table-row table:style-name="TableLine2337453452496">
          <table:table-cell table:style-name="Table1.A2" office:value-type="string">
            <text:p text:style-name="P10">Actors:</text:p>
          </table:table-cell>
          <table:table-cell table:style-name="Table1.B2" office:value-type="string">
            <text:p text:style-name="P10">Bank Customer <text:span text:style-name="T15">(User)</text:span></text:p>
          </table:table-cell>
        </table:table-row>
        <table:table-row table:style-name="TableLine2337453450048">
          <table:table-cell table:style-name="Table1.A2" office:value-type="string">
            <text:p text:style-name="P10">Description:</text:p>
          </table:table-cell>
          <table:table-cell table:style-name="Table1.B2" office:value-type="string">
            <text:p text:style-name="P10">1. <text:s/>This use case begins when a bank customer tries to access a page that requires authentication</text:p>
            <text:p text:style-name="P10"/>
            <text:p text:style-name="P10">2. If the user does not have an established session they are prompted to enter a user ID and password</text:p>
            <text:p text:style-name="P10"/>
            <text:p text:style-name="P10">3. If the user has permission to access the page requested this use case ends in success.</text:p>
            <text:p text:style-name="P10"/>
            <text:p text:style-name="P11">Alternative: Step 2: Invalid ID and password combination entered. <text:s/>Display an error message and prompt the user ID and password again, </text:p>
            <text:p text:style-name="P31"/>
            <text:p text:style-name="P11"><text:span text:style-name="T3">4. O</text:span><text:span text:style-name="T2">n 3</text:span><text:span text:style-name="T1">rd</text:span><text:span text:style-name="T2"> fail lock account. <text:s/>Reset lock if user waits 1 hour.</text:span></text:p>
          </table:table-cell>
        </table:table-row>
        <table:table-row table:style-name="TableLine2337453448688">
          <table:table-cell table:style-name="Table1.A2" office:value-type="string">
            <text:p text:style-name="P12">Notes:</text:p>
          </table:table-cell>
          <table:table-cell table:style-name="Table1.B2" office:value-type="string">
            <text:p text:style-name="P12">Password Requirements: 8 characters minimum</text:p>
            <text:p text:style-name="P12">1 Upper case letter</text:p>
            <text:p text:style-name="P12">1 symbol</text:p>
            <text:p text:style-name="P12">1 number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Line2337453439440">
          <table:table-cell table:style-name="Table2.A1" office:value-type="string">
            <text:p text:style-name="P10">Use Case Title:</text:p>
          </table:table-cell>
          <table:table-cell table:style-name="Table2.B1" office:value-type="string">
            <text:p text:style-name="P4">Add Notification</text:p>
          </table:table-cell>
        </table:table-row>
        <table:table-row table:style-name="TableLine2337453446784">
          <table:table-cell table:style-name="Table2.A2" office:value-type="string">
            <text:p text:style-name="P10">Actors:</text:p>
          </table:table-cell>
          <table:table-cell table:style-name="Table2.B2" office:value-type="string">
            <text:p text:style-name="P10">Bank Customer <text:span text:style-name="T15">(User)</text:span></text:p>
          </table:table-cell>
        </table:table-row>
        <table:table-row table:style-name="TableLine2337453444608">
          <table:table-cell table:style-name="Table2.A2" office:value-type="string">
            <text:p text:style-name="P10">Description:</text:p>
          </table:table-cell>
          <table:table-cell table:style-name="Table2.B2" office:value-type="string">
            <text:p text:style-name="P10">1. <text:s/><text:span text:style-name="T9">User has authenticated using the Authenticate User use case</text:span></text:p>
            <text:p text:style-name="P10"/>
            <text:p text:style-name="P10">2. <text:span text:style-name="T9">User will navigate to Setup Notifications Page using Dashboard</text:span></text:p>
            <text:p text:style-name="P10"/>
            <text:p text:style-name="P10">3. <text:span text:style-name="T15">User will navigate to Add Notification Page from Setup Notifications Page</text:span></text:p>
            <text:p text:style-name="P10"/>
            <text:p text:style-name="P13">4. Select a notification rule from <text:span text:style-name="T22">a</text:span> list.</text:p>
            <text:p text:style-name="P13"/>
            <text:p text:style-name="P13">5. After selection has been made the page will prompt for specific rule data points for the notification to use.</text:p>
            <text:p text:style-name="P13"/>
            <text:p text:style-name="P13">6. User will be asked if they want this rule to be applied moving forward, starting on a specific date or audit all past transaction.</text:p>
            <text:p text:style-name="P13"/>
            <text:p text:style-name="P13">7. <text:s/>User will confirm that the rule has the correct settings and clicks add.</text:p>
            <text:p text:style-name="P13"/>
            <text:p text:style-name="P15">Optional — 8. Before finalization output any triggered notifications per new rule to a spreadsheet <text:span text:style-name="T29">if the user requires</text:span></text:p>
          </table:table-cell>
        </table:table-row>
        <table:table-row table:style-name="TableLine2337453444336">
          <table:table-cell table:style-name="Table2.A2" office:value-type="string">
            <text:p text:style-name="P13">Notes</text:p>
          </table:table-cell>
          <table:table-cell table:style-name="Table2.B2" office:value-type="string">
            <text:p text:style-name="P13">If notifications are added and the user wants the notification to audit the full transaction list or start on a specific date add these to the notifications summary.</text:p>
            <text:p text:style-name="P15">STEP 8 is optional</text:p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column table:style-name="Table4.B"/>
        <table:table-row table:style-name="TableLine2338208065344">
          <table:table-cell table:style-name="Table4.A1" office:value-type="string">
            <text:p text:style-name="P11">Use Case Title:</text:p>
          </table:table-cell>
          <table:table-cell table:style-name="Table4.B1" office:value-type="string">
            <text:p text:style-name="P5"><text:span text:style-name="T16">Remove</text:span> Notification</text:p>
          </table:table-cell>
        </table:table-row>
        <table:table-row table:style-name="TableLine2338208071328">
          <table:table-cell table:style-name="Table4.A2" office:value-type="string">
            <text:p text:style-name="P11">Actors:</text:p>
          </table:table-cell>
          <table:table-cell table:style-name="Table4.B2" office:value-type="string">
            <text:p text:style-name="P11">Bank Customer <text:span text:style-name="T15">(User)</text:span></text:p>
          </table:table-cell>
        </table:table-row>
        <table:table-row table:style-name="TableLine2338208068608">
          <table:table-cell table:style-name="Table4.A2" office:value-type="string">
            <text:p text:style-name="P11">Description:</text:p>
          </table:table-cell>
          <table:table-cell table:style-name="Table4.B2" office:value-type="string">
            <text:p text:style-name="P11">1. <text:s/><text:span text:style-name="T9">User has authenticated using the Authenticate User use case</text:span></text:p>
            <text:p text:style-name="P11"/>
            <text:p text:style-name="P11">2. <text:span text:style-name="T9">User will navigate to Setup Notifications Page using Dashboard</text:span></text:p>
            <text:p text:style-name="P11"/>
            <text:p text:style-name="P11">3. <text:span text:style-name="T15">User will navigate to </text:span><text:span text:style-name="T16">Remove</text:span><text:span text:style-name="T15"> Notification Page from Setup Notifications Page</text:span></text:p>
            <text:p text:style-name="P11"/>
            <text:p text:style-name="P14">4. Select <text:span text:style-name="T16">any number of customer notifications</text:span> from <text:span text:style-name="T16">a list of all notifications.</text:span></text:p>
            <text:p text:style-name="P14"/>
            <text:p text:style-name="P14">5. After selection has been made the page will prompt <text:span text:style-name="T16">the user if they are sure they want to remove X number of custom notifications.</text:span></text:p>
            <text:p text:style-name="P14"/>
            <text:p text:style-name="P17"><text:span text:style-name="T2">6. Remind user that this will remove past notifications as well as new notifications in the future. <text:s/></text:span><text:span text:style-name="T5">If they click “Approve” p</text:span><text:span text:style-name="T4">roceed to remove notification and all its triggered events in the notification log. <text:s/></text:span><text:span text:style-name="T5">If they don’t click “Approve” don’t do anything and stay on page.</text:span></text:p>
            <text:p text:style-name="P14"/>
            <text:p text:style-name="P14">7. <text:s/>User will confirm <text:span text:style-name="T16">and </text:span><text:span text:style-name="T23">custom </text:span><text:span text:style-name="T16">notifications will be removed from list of active notification rules.</text:span></text:p>
            <text:p text:style-name="P16"/>
          </table:table-cell>
        </table:table-row>
        <table:table-row table:style-name="TableLine2338208068880">
          <table:table-cell table:style-name="Table4.A2" office:value-type="string">
            <text:p text:style-name="P14">Notes</text:p>
          </table:table-cell>
          <table:table-cell table:style-name="Table4.B2" office:value-type="string">
            <text:p text:style-name="P36"><text:span text:style-name="T11">STEP </text:span><text:span text:style-name="T12">6</text:span><text:span text:style-name="T11"> </text:span><text:span text:style-name="T12">needs clarification </text:span></text:p>
            <text:p text:style-name="P36"><text:span text:style-name="T12">- </text:span><text:span text:style-name="T13">Do we want the option to hold past notifications but not create any new notifications in the future?</text:span></text:p>
          </table:table-cell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row table:style-name="TableLine2337453440800">
          <table:table-cell table:style-name="Table3.A1" office:value-type="string">
            <text:p text:style-name="P11">Use Case Title:</text:p>
          </table:table-cell>
          <table:table-cell table:style-name="Table3.B1" office:value-type="string">
            <text:p text:style-name="P5"><text:span text:style-name="T16">Edit</text:span> Notification</text:p>
          </table:table-cell>
        </table:table-row>
        <table:table-row table:style-name="TableLine2337453444064">
          <table:table-cell table:style-name="Table3.A2" office:value-type="string">
            <text:p text:style-name="P11">Actors:</text:p>
          </table:table-cell>
          <table:table-cell table:style-name="Table3.B2" office:value-type="string">
            <text:p text:style-name="P11">Bank Customer <text:span text:style-name="T15">(User)</text:span></text:p>
          </table:table-cell>
        </table:table-row>
        <table:table-row table:style-name="TableLine2337453445152">
          <table:table-cell table:style-name="Table3.A2" office:value-type="string">
            <text:p text:style-name="P11">Description:</text:p>
          </table:table-cell>
          <table:table-cell table:style-name="Table3.B2" office:value-type="string">
            <text:p text:style-name="P11">1. <text:s/><text:span text:style-name="T9">User has authenticated using the Authenticate User use case</text:span></text:p>
            <text:p text:style-name="P11"/>
            <text:p text:style-name="P11">2. <text:span text:style-name="T9">User will navigate to Setup Notifications Page using Dashboard</text:span></text:p>
            <text:p text:style-name="P11"/>
            <text:p text:style-name="P11">3. <text:span text:style-name="T15">User will navigate to </text:span><text:span text:style-name="T16">Edit</text:span><text:span text:style-name="T15"> Notification Page from Setup Notifications Page</text:span></text:p>
            <text:p text:style-name="P11"/>
            <text:p text:style-name="P14">4. Select a <text:span text:style-name="T16">custom </text:span>notification rule from <text:span text:style-name="T22">a</text:span> list.</text:p>
            <text:p text:style-name="P14"/>
            <text:p text:style-name="P14">5. After selection has been made the page <text:span text:style-name="T23">will load the notification and its custom settings. The user will then edit any settings on the notification. <text:s/>Once editing is complete the user will click submit.</text:span></text:p>
            <text:p text:style-name="P14"/>
            <text:p text:style-name="P56">6. C<text:span text:style-name="T8">heck all required fields for expected values. <text:s/>If not met request the user review the fields that have an issue. <text:s/>Provide information </text:span><text:span text:style-name="T6">of </text:span><text:span text:style-name="T8">what is expected </text:span><text:span text:style-name="T6">for each field incorrectly filed out.</text:span></text:p>
            <text:p text:style-name="P14"/>
            <text:p text:style-name="P36"><text:span text:style-name="T12">6. Remind user that this </text:span><text:span text:style-name="T13">might impact</text:span><text:span text:style-name="T12"> past notifications. <text:s/></text:span><text:span text:style-name="T13">If they click “Approve” p</text:span><text:span text:style-name="T14">roceed to remove notification and all its triggered events in the notification log. <text:s/></text:span><text:span text:style-name="T13">If they don’t click “Approve” don’t do anything and stay on page.</text:span><text:span text:style-name="T24"> </text:span></text:p>
            <text:p text:style-name="P14"/>
            <text:p text:style-name="P16">Optional — <text:span text:style-name="T24">7</text:span>. Before finalization output any triggered notifications per new rule to a spreadsheet</text:p>
          </table:table-cell>
        </table:table-row>
        <table:table-row table:style-name="TableLine2337453445424">
          <table:table-cell table:style-name="Table3.A2" office:value-type="string">
            <text:p text:style-name="P14">Notes</text:p>
          </table:table-cell>
          <table:table-cell table:style-name="Table3.B2" office:value-type="string">
            <text:p text:style-name="P41">Step 6 needs clarification </text:p>
            <text:p text:style-name="P41">- Do we want to impact past notifications?</text:p>
            <text:p text:style-name="P16">STEP <text:span text:style-name="T24">7</text:span> is optional</text:p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row table:style-name="TableLine2338208086016">
          <table:table-cell table:style-name="Table5.A1" office:value-type="string">
            <text:p text:style-name="P47">Use Case Title:</text:p>
          </table:table-cell>
          <table:table-cell table:style-name="Table5.B1" office:value-type="string">
            <text:p text:style-name="P21">Show Notifications on Login</text:p>
          </table:table-cell>
        </table:table-row>
        <table:table-row table:style-name="TableLine2338208082752">
          <table:table-cell table:style-name="Table5.A2" office:value-type="string">
            <text:p text:style-name="P47">Actors:</text:p>
          </table:table-cell>
          <table:table-cell table:style-name="Table5.B2" office:value-type="string">
            <text:p text:style-name="P47">Bank Customer <text:span text:style-name="T15">(User)</text:span></text:p>
          </table:table-cell>
        </table:table-row>
        <table:table-row table:style-name="TableLine2338208088192">
          <table:table-cell table:style-name="Table5.A2" office:value-type="string">
            <text:p text:style-name="P47">Description:</text:p>
          </table:table-cell>
          <table:table-cell table:style-name="Table5.B2" office:value-type="string">
            <text:p text:style-name="P47">1. <text:s/><text:span text:style-name="T9">User has authenticated using the Authenticate User use case</text:span></text:p>
            <text:p text:style-name="P47"/>
            <text:p text:style-name="P47">2. <text:span text:style-name="T24">The user is directed immediately to the Notifications Page if the user has a custom notification setup.</text:span></text:p>
            <text:p text:style-name="P47"/>
            <text:p text:style-name="P47">3. <text:span text:style-name="T24">User is then showed a list of all the notifications that have occurred sorted by date, with the most recent first.</text:span></text:p>
            <text:p text:style-name="P47"/>
            <text:p text:style-name="P40">4. From this page the user is able to export a list of all triggered custom notifications to a spreadsheet. <text:span text:style-name="T25">(Not a part of this use case… but should be mentioned)</text:span></text:p>
            <text:p text:style-name="P47"/>
            <text:p text:style-name="P36"><text:span text:style-name="T25">5</text:span>. <text:span text:style-name="T25">Once done reviewing the list of custom notification triggers the user will be directed to the Dashboard.</text:span></text:p>
            <text:p text:style-name="P32"/>
            <text:p text:style-name="P43">Alternative Routing After Step 2:</text:p>
            <text:p text:style-name="P43">3. User is notified that they do not have any custom notifications setup. <text:s/>Would they like to add a custom notification? <text:s/></text:p>
            <text:p text:style-name="P43">If yes proceed to “Add Notification” Use Case</text:p>
            <text:p text:style-name="P32"/>
          </table:table-cell>
        </table:table-row>
        <table:table-row table:style-name="TableLine2338208092272">
          <table:table-cell table:style-name="Table5.A2" office:value-type="string">
            <text:p text:style-name="P36">Notes</text:p>
          </table:table-cell>
          <table:table-cell table:style-name="Table5.B2" office:value-type="string">
            <text:p text:style-name="P42"><text:span text:style-name="T25">Alt Route Step 3</text:span> is optional <text:span text:style-name="T25">or should be clarified</text:span></text:p>
          </table:table-cell>
        </table:table-row>
      </table:table>
      <text:p text:style-name="P24"/>
      <table:table table:name="Table6" table:style-name="Table6">
        <table:table-column table:style-name="Table6.A"/>
        <table:table-column table:style-name="Table6.B"/>
        <table:table-row table:style-name="TableLine2338208111584">
          <table:table-cell table:style-name="Table6.A1" office:value-type="string">
            <text:p text:style-name="P48">Use Case Title:</text:p>
          </table:table-cell>
          <table:table-cell table:style-name="Table6.B1" office:value-type="string">
            <text:p text:style-name="P23">Access to Transaction History</text:p>
          </table:table-cell>
        </table:table-row>
        <table:table-row table:style-name="TableLine2338208111856">
          <table:table-cell table:style-name="Table6.A2" office:value-type="string">
            <text:p text:style-name="P48">Actors:</text:p>
          </table:table-cell>
          <table:table-cell table:style-name="Table6.B2" office:value-type="string">
            <text:p text:style-name="P48">Bank Customer <text:span text:style-name="T15">(User)</text:span></text:p>
          </table:table-cell>
        </table:table-row>
        <table:table-row table:style-name="TableLine2338208100160">
          <table:table-cell table:style-name="Table6.A2" office:value-type="string">
            <text:p text:style-name="P48">Description:</text:p>
          </table:table-cell>
          <table:table-cell table:style-name="Table6.B2" office:value-type="string">
            <text:p text:style-name="P48">1. <text:s/><text:span text:style-name="T9">User has authenticated using the Authenticate User use case</text:span></text:p>
            <text:p text:style-name="P48"/>
            <text:p text:style-name="P48">2. <text:span text:style-name="T26">The user navigates to Transaction History page using the Dashboard.</text:span></text:p>
            <text:p text:style-name="P48"/>
            <text:p text:style-name="P48">3. <text:span text:style-name="T26">The full list of all transactions for this user is pulled up.</text:span></text:p>
            <text:p text:style-name="P33"/>
            <text:p text:style-name="P35">4. User can export transaction list to a spread sheet</text:p>
          </table:table-cell>
        </table:table-row>
        <table:table-row table:style-name="TableLine2338208101792">
          <table:table-cell table:style-name="Table6.A2" office:value-type="string">
            <text:p text:style-name="P38">Notes</text:p>
          </table:table-cell>
          <table:table-cell table:style-name="Table6.B2" office:value-type="string">
            <text:p text:style-name="P54">Step 4 is optional</text:p>
          </table:table-cell>
        </table:table-row>
      </table:table>
      <text:p text:style-name="P24"/>
      <table:table table:name="Table7" table:style-name="Table7">
        <table:table-column table:style-name="Table7.A"/>
        <table:table-column table:style-name="Table7.B"/>
        <table:table-row table:style-name="TableLine2338151779680">
          <table:table-cell table:style-name="Table7.A1" office:value-type="string">
            <text:p text:style-name="P48">Use Case Title:</text:p>
          </table:table-cell>
          <table:table-cell table:style-name="Table7.B1" office:value-type="string">
            <text:p text:style-name="P23">Adding/Removing to Transaction History</text:p>
          </table:table-cell>
        </table:table-row>
        <table:table-row table:style-name="TableLine2338151775600">
          <table:table-cell table:style-name="Table7.A2" office:value-type="string">
            <text:p text:style-name="P48">Actors:</text:p>
          </table:table-cell>
          <table:table-cell table:style-name="Table7.B2" office:value-type="string">
            <text:p text:style-name="P48">Bank Customer <text:span text:style-name="T15">(User)</text:span></text:p>
          </table:table-cell>
        </table:table-row>
        <table:table-row table:style-name="TableLine2338151775872">
          <table:table-cell table:style-name="Table7.A2" office:value-type="string">
            <text:p text:style-name="P48">Description:</text:p>
          </table:table-cell>
          <table:table-cell table:style-name="Table7.B2" office:value-type="string">
            <text:p text:style-name="P48">1. <text:s/><text:span text:style-name="T9">User has authenticated using the Authenticate User use case</text:span></text:p>
            <text:p text:style-name="P48"/>
            <text:p text:style-name="P48">2. <text:span text:style-name="T26">The user navigates to Transaction History page using the Dashboard.</text:span></text:p>
            <text:p text:style-name="P48"/>
            <text:p text:style-name="P48">3. <text:span text:style-name="T26">The full list of all transactions for this user is pulled up.</text:span></text:p>
            <text:p text:style-name="P48"/>
            <text:p text:style-name="P50">4. Above the list of all transactions will be an “Add Transaction” button</text:p>
            <text:p text:style-name="P50"/>
            <text:p text:style-name="P50">5. <text:span text:style-name="T27">Once clicked p</text:span>rompt the user for all fields required for a transaction submit.</text:p>
            <text:p text:style-name="P50"/>
            <text:p text:style-name="P51">6. Once filled out and the user tries to submit, check all required fields for expected values. <text:s/>If not met request the user review the fields that have an issue. <text:s/>Provide information <text:span text:style-name="T27">of </text:span>what is expected <text:span text:style-name="T27">for each field incorrectly filed out.</text:span></text:p>
            <text:p text:style-name="P51"/>
            <text:p text:style-name="P53">7. Generate notifications based off the added transaction.</text:p>
            <text:p text:style-name="P51"/>
            <text:p text:style-name="P44">Alternative Route 4. Above the list of all transactions will be a “Remove Transaction” button.</text:p>
            <text:p text:style-name="P44"/>
            <text:p text:style-name="P45">5. <text:s/>Once clicked allow the user to select transactions from the history of transactions.</text:p>
            <text:p text:style-name="P45"/>
            <text:p text:style-name="P45">6. <text:s/>User clicks “Delete” and a prompt asks them if they are sure they want to remove X number of transactions.</text:p>
            <text:p text:style-name="P45"/>
            <text:p text:style-name="P45">7. User clicks “Approve” and the transactions and any notifications are removed.</text:p>
          </table:table-cell>
        </table:table-row>
        <table:table-row table:style-name="TableLine2338151776144">
          <table:table-cell table:style-name="Table7.A2" office:value-type="string">
            <text:p text:style-name="P38">Notes</text:p>
          </table:table-cell>
          <table:table-cell table:style-name="Table7.B2" office:value-type="string">
            <text:p text:style-name="P44"><text:span text:style-name="T27">Alternative steps are</text:span> optional <text:span text:style-name="T27">or need clarification</text:span></text:p>
          </table:table-cell>
        </table:table-row>
      </table:table>
      <text:p text:style-name="P25"/>
      <table:table table:name="Table9" table:style-name="Table9">
        <table:table-column table:style-name="Table9.A"/>
        <table:table-column table:style-name="Table9.B"/>
        <table:table-row table:style-name="TableLine2338041099392">
          <table:table-cell table:style-name="Table9.A1" office:value-type="string">
            <text:p text:style-name="P49">Use Case Title:</text:p>
          </table:table-cell>
          <table:table-cell table:style-name="Table9.B1" office:value-type="string">
            <text:p text:style-name="P26">Summary of Notifications Generated</text:p>
          </table:table-cell>
        </table:table-row>
        <table:table-row table:style-name="TableLine2338041098032">
          <table:table-cell table:style-name="Table9.A2" office:value-type="string">
            <text:p text:style-name="P49">Actors:</text:p>
          </table:table-cell>
          <table:table-cell table:style-name="Table9.B2" office:value-type="string">
            <text:p text:style-name="P49">Bank Customer <text:span text:style-name="T15">(User)</text:span></text:p>
          </table:table-cell>
        </table:table-row>
        <table:table-row table:style-name="TableLine2338059346560">
          <table:table-cell table:style-name="Table9.A2" office:value-type="string">
            <text:p text:style-name="P49">Description:</text:p>
          </table:table-cell>
          <table:table-cell table:style-name="Table9.B2" office:value-type="string">
            <text:p text:style-name="P49">1. <text:s/><text:span text:style-name="T9">User has authenticated using the Authenticate User use case</text:span></text:p>
            <text:p text:style-name="P49"/>
            <text:p text:style-name="P49">2. <text:span text:style-name="T26">The user navigates to </text:span><text:span text:style-name="T28">Dashboard.</text:span></text:p>
            <text:p text:style-name="P49"/>
            <text:p text:style-name="P49">3. <text:span text:style-name="T28">A list of all custom notifications and the number of occurrences for the month is shown.</text:span></text:p>
            <text:p text:style-name="P49"/>
            <text:p text:style-name="P49"><text:span text:style-name="T28">4</text:span>. <text:span text:style-name="T28">A list of all custom notifications and the number of occurrences for the year is shown.</text:span></text:p>
            <text:p text:style-name="P34"/>
            <text:p text:style-name="P52"><text:span text:style-name="T28">5</text:span>. User can export transaction list to a spread sheet</text:p>
          </table:table-cell>
        </table:table-row>
        <table:table-row table:style-name="TableLine2338059346832">
          <table:table-cell table:style-name="Table9.A2" office:value-type="string">
            <text:p text:style-name="P39">Notes</text:p>
          </table:table-cell>
          <table:table-cell table:style-name="Table9.B2" office:value-type="string">
            <text:p text:style-name="P55">Daily Screen should be easy to read, easy to use, and provide a snapshot of data</text:p>
            <text:p text:style-name="P46">What is the daily screen?</text:p>
          </table:table-cell>
        </table:table-row>
      </table:table>
      <text:p text:style-name="P25"/>
      <table:table table:name="Table10" table:style-name="Table10">
        <table:table-column table:style-name="Table10.A"/>
        <table:table-column table:style-name="Table10.B"/>
        <table:table-row table:style-name="TableLine2338151780496">
          <table:table-cell table:style-name="Table10.A1" office:value-type="string">
            <text:p text:style-name="P49">Use Case Title:</text:p>
          </table:table-cell>
          <table:table-cell table:style-name="Table10.B1" office:value-type="string">
            <text:p text:style-name="P26">Pull/Compare Notification Rule in specific time frames</text:p>
          </table:table-cell>
        </table:table-row>
        <table:table-row table:style-name="TableLine2338032588544">
          <table:table-cell table:style-name="Table10.A2" office:value-type="string">
            <text:p text:style-name="P49">Actors:</text:p>
          </table:table-cell>
          <table:table-cell table:style-name="Table10.B2" office:value-type="string">
            <text:p text:style-name="P49">Bank Customer <text:span text:style-name="T15">(User)</text:span></text:p>
          </table:table-cell>
        </table:table-row>
        <table:table-row table:style-name="TableLine2338032588816">
          <table:table-cell table:style-name="Table10.A2" office:value-type="string">
            <text:p text:style-name="P49">Description:</text:p>
          </table:table-cell>
          <table:table-cell table:style-name="Table10.B2" office:value-type="string">
            <text:p text:style-name="P49">1. <text:s/><text:span text:style-name="T9">User has authenticated using the Authenticate User use case</text:span></text:p>
            <text:p text:style-name="P49"/>
            <text:p text:style-name="P49">2. <text:span text:style-name="T26">The user navigates to </text:span><text:span text:style-name="T28">Dashboard.</text:span></text:p>
            <text:p text:style-name="P49"/>
            <text:p text:style-name="P49">3. <text:span text:style-name="T28">A list of all custom notifications and the number of occurrences is shown.</text:span></text:p>
            <text:p text:style-name="P34"/>
            <text:p text:style-name="P52">4. <text:span text:style-name="T28">User can then select “Specify Date/Times”</text:span></text:p>
            <text:p text:style-name="P52"/>
            <text:p text:style-name="P53">5. <text:s/>Prompt user for start and end date.</text:p>
            <text:p text:style-name="P53"/>
            <text:p text:style-name="P53">6. <text:s/>Once dates are entered and submitted, show the specific notifications within the specified time period.</text:p>
            <text:p text:style-name="P53"/>
            <text:p text:style-name="P52"><text:span text:style-name="T28">7</text:span>. User can export transaction list to a spread sheet</text:p>
          </table:table-cell>
        </table:table-row>
        <table:table-row table:style-name="TableLine2338032589088">
          <table:table-cell table:style-name="Table10.A2" office:value-type="string">
            <text:p text:style-name="P39">Notes</text:p>
          </table:table-cell>
          <table:table-cell table:style-name="Table10.B2" office:value-type="string">
            <text:p text:style-name="P46">How are we supposed to compare? <text:s/>By allowing them to export?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6T08:21:54.400000000</meta:creation-date>
    <meta:generator>LibreOffice/7.1.4.2$Windows_X86_64 LibreOffice_project/a529a4fab45b75fefc5b6226684193eb000654f6</meta:generator>
    <dc:date>2022-02-16T10:16:52.835000000</dc:date>
    <meta:editing-duration>PT37M5S</meta:editing-duration>
    <meta:editing-cycles>6</meta:editing-cycles>
    <meta:document-statistic meta:table-count="9" meta:image-count="0" meta:object-count="0" meta:page-count="11" meta:paragraph-count="184" meta:word-count="1657" meta:character-count="9912" meta:non-whitespace-character-count="8326"/>
  </office:meta>
</office:document-meta>
</file>